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Excel_32_Built-in_32_Normal" style:data-style-name="N0">
      <style:table-cell-properties fo:border="thin solid #000000" style:vertical-align="automatic" fo:background-color="transparent"/>
      <style:text-properties fo:color="#C9211E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6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ackground-color="#99FFCC"/>
    </style:style>
    <style:style style:name="ce21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24" style:family="table-cell" style:parent-style-name="Default" style:data-style-name="N0">
      <style:table-cell-properties fo:border="thin solid #000000" style:vertical-align="automatic" fo:background-color="#FFFF00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0" table:visibility="collapse"/>
        <table:table-column table:style-name="co3" table:default-cell-style-name="ce23" table:visibility="collapse"/>
        <table:table-column table:style-name="co2" table:default-cell-style-name="ce2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office:value-type="string" table:style-name="ce1">
            <text:p>Столбец1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formula="of:=[.E2]" table:style-name="ce1">
            <text:p>20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office:value-type="float" office:value="0" table:formula="of:=[.E3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50" table:style-name="ce10">
            <text:p>150</text:p>
          </table:table-cell>
          <table:table-cell office:value-type="float" office:value="150" table:formula="of:=[.E4]" table:style-name="ce1">
            <text:p>15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800" table:style-name="ce10">
            <text:p>800</text:p>
          </table:table-cell>
          <table:table-cell office:value-type="float" office:value="800" table:formula="of:=[.E5]" table:style-name="ce1">
            <text:p>8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office:value-type="float" office:value="0" table:formula="of:=[.E6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50" table:style-name="ce10">
            <text:p>150</text:p>
          </table:table-cell>
          <table:table-cell office:value-type="float" office:value="150" table:formula="of:=[.E7]" table:style-name="ce1">
            <text:p>15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office:value-type="float" office:value="0" table:formula="of:=[.E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90" table:style-name="ce10">
            <text:p>90</text:p>
          </table:table-cell>
          <table:table-cell office:value-type="float" office:value="90" table:formula="of:=[.E9]" table:style-name="ce1">
            <text:p>9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50" table:style-name="ce10">
            <text:p>50</text:p>
          </table:table-cell>
          <table:table-cell office:value-type="float" office:value="50" table:formula="of:=[.E10]" table:style-name="ce1">
            <text:p>5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40" table:style-name="ce24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50" table:style-name="ce10">
            <text:p>50</text:p>
          </table:table-cell>
          <table:table-cell office:value-type="float" office:value="50" table:formula="of:=[.E12]" table:style-name="ce1">
            <text:p>5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office:value-type="float" office:value="0" table:formula="of:=[.E1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50" table:style-name="ce10">
            <text:p>50</text:p>
          </table:table-cell>
          <table:table-cell office:value-type="float" office:value="50" table:formula="of:=[.E14]" table:style-name="ce1">
            <text:p>5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5"/>
          <table:table-cell office:value-type="float" office:value="0" table:formula="of:=[.E15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6"/>
          <table:table-cell office:value-type="float" office:value="0" table:formula="of:=[.E16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6"/>
          <table:table-cell office:value-type="float" office:value="0" table:formula="of:=[.E17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6"/>
          <table:table-cell office:value-type="float" office:value="0" table:formula="of:=[.E18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6"/>
          <table:table-cell office:value-type="float" office:value="0" table:formula="of:=[.E19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6"/>
          <table:table-cell office:value-type="float" office:value="0" table:formula="of:=[.E2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formula="of:=[.E21]" table:style-name="ce1">
            <text:p>1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20" table:style-name="ce10">
            <text:p>120</text:p>
          </table:table-cell>
          <table:table-cell office:value-type="float" office:value="120" table:formula="of:=[.E22]" table:style-name="ce1">
            <text:p>12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50" table:style-name="ce10">
            <text:p>150</text:p>
          </table:table-cell>
          <table:table-cell office:value-type="float" office:value="150" table:formula="of:=[.E23]" table:style-name="ce1">
            <text:p>150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40" table:style-name="ce10">
            <text:p>40</text:p>
          </table:table-cell>
          <table:table-cell office:value-type="float" office:value="40" table:formula="of:=[.E24]" table:style-name="ce1">
            <text:p>4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40" table:style-name="ce10">
            <text:p>40</text:p>
          </table:table-cell>
          <table:table-cell office:value-type="float" office:value="40" table:formula="of:=[.E25]" table:style-name="ce1">
            <text:p>40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60" table:style-name="ce10">
            <text:p>60</text:p>
          </table:table-cell>
          <table:table-cell office:value-type="float" office:value="60" table:formula="of:=[.E26]" table:style-name="ce1">
            <text:p>6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40" table:style-name="ce10">
            <text:p>40</text:p>
          </table:table-cell>
          <table:table-cell office:value-type="float" office:value="40" table:formula="of:=[.E27]" table:style-name="ce1">
            <text:p>4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office:value-type="float" office:value="0" table:formula="of:=[.E2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0" table:style-name="ce10">
            <text:p>10</text:p>
          </table:table-cell>
          <table:table-cell office:value-type="float" office:value="10" table:formula="of:=[.E29]" table:style-name="ce1">
            <text:p>1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office:value-type="float" office:value="15" table:style-name="ce10">
            <text:p>15</text:p>
          </table:table-cell>
          <table:table-cell office:value-type="float" office:value="15" table:formula="of:=[.E30]" table:style-name="ce1">
            <text:p>15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office:value-type="float" office:value="15" table:style-name="ce10">
            <text:p>15</text:p>
          </table:table-cell>
          <table:table-cell office:value-type="float" office:value="15" table:formula="of:=[.E31]" table:style-name="ce1">
            <text:p>15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60" table:style-name="ce10">
            <text:p>60</text:p>
          </table:table-cell>
          <table:table-cell office:value-type="float" office:value="60" table:formula="of:=[.E32]" table:style-name="ce1">
            <text:p>6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7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20" table:style-name="ce10">
            <text:p>20</text:p>
          </table:table-cell>
          <table:table-cell office:value-type="float" office:value="20" table:formula="of:=[.E33]" table:style-name="ce1">
            <text:p>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0"/>
          <table:table-cell office:value-type="float" office:value="0" table:formula="of:=[.E34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office:value-type="float" office:value="0" table:formula="of:=[.E35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40" table:style-name="ce10">
            <text:p>40</text:p>
          </table:table-cell>
          <table:table-cell office:value-type="float" office:value="40" table:formula="of:=[.E36]" table:style-name="ce1">
            <text:p>4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80" table:style-name="ce10">
            <text:p>80</text:p>
          </table:table-cell>
          <table:table-cell office:value-type="float" office:value="80" table:formula="of:=[.E37]" table:style-name="ce1">
            <text:p>8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formula="of:=[.E38]" table:style-name="ce1">
            <text:p>1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office:value-type="float" office:value="0" table:formula="of:=[.E39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40" table:style-name="ce10">
            <text:p>40</text:p>
          </table:table-cell>
          <table:table-cell office:value-type="float" office:value="40" table:formula="of:=[.E40]" table:style-name="ce1">
            <text:p>4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60" table:style-name="ce10">
            <text:p>60</text:p>
          </table:table-cell>
          <table:table-cell office:value-type="float" office:value="60" table:formula="of:=[.E41]" table:style-name="ce1">
            <text:p>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office:value-type="float" office:value="0" table:formula="of:=[.E42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table:style-name="ce10"/>
          <table:table-cell office:value-type="float" office:value="0" table:formula="of:=[.E4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0">
            <text:p>900</text:p>
          </table:table-cell>
          <table:table-cell office:value-type="float" office:value="900" table:formula="of:=[.E44]" table:style-name="ce1">
            <text:p>9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office:value-type="float" office:value="0" table:formula="of:=[.E45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office:value-type="float" office:value="0" table:formula="of:=[.E46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office:value-type="float" office:value="0" table:formula="of:=[.E47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formula="of:=[.E48]" table:style-name="ce1">
            <text:p>10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office:value-type="float" office:value="0" table:formula="of:=[.E49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18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office:value-type="float" office:value="0" table:formula="of:=[.E5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9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office:value-type="float" office:value="0" table:formula="of:=[.E5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80" table:style-name="ce10">
            <text:p>80</text:p>
          </table:table-cell>
          <table:table-cell office:value-type="float" office:value="80" table:formula="of:=[.E52]" table:style-name="ce1">
            <text:p>8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0"/>
          <table:table-cell office:value-type="float" office:value="0" table:formula="of:=[.E53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0"/>
          <table:table-cell office:value-type="float" office:value="0" table:formula="of:=[.C54]-[.B54]" table:style-name="ce9">
            <text:p>0</text:p>
          </table:table-cell>
          <table:table-cell table:style-name="ce10"/>
          <table:table-cell office:value-type="float" office:value="0" table:formula="of:=[.E54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table:number-columns-repeated="2" table:style-name="ce1"/>
          <table:table-cell table:style-name="ce20"/>
          <table:table-cell table:style-name="ce9"/>
          <table:table-cell table:style-name="ce21"/>
          <table:table-cell office:value-type="float" office:value="0" table:formula="of:=[.E55]" table:style-name="ce1">
            <text:p>0</text:p>
          </table:table-cell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20"/>
          <table:table-cell table:style-name="ce9"/>
          <table:table-cell office:value-type="float" office:value="3650" table:formula="of:=SUM([.E2:.E54])" table:style-name="ce21">
            <text:p>3650</text:p>
          </table:table-cell>
          <table:table-cell office:value-type="float" office:value="3626" table:formula="of:=SUBTOTAL(109;[.F2:.F55])" table:style-name="ce21">
            <text:p>3626</text:p>
          </table:table-cell>
          <table:table-cell table:number-columns-repeated="16378"/>
        </table:table-row>
        <table:table-row table:number-rows-repeated="2" table:style-name="ro2">
          <table:table-cell table:number-columns-repeated="2" table:style-name="ce1"/>
          <table:table-cell table:style-name="ce20"/>
          <table:table-cell table:style-name="ce9"/>
          <table:table-cell table:style-name="ce21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22"/>
          <table:table-cell table:style-name="ce21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20"/>
          <table:table-cell table:style-name="ce9"/>
          <table:table-cell table:style-name="ce21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F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1-14T08:41:15Z</dc:date>
    <meta:print-date>2025-01-07T14:12:02Z</meta:print-date>
    <meta:editing-cycles>130</meta:editing-cycles>
    <meta:editing-duration>PT163974S</meta:editing-duration>
  </office:meta>
</office:document-meta>
</file>